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URWPalladioL-Roma" svg:font-family="URWPalladioL-Roma"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2720" officeooo:paragraph-rsid="00012720"/>
    </style:style>
    <style:style style:name="P2" style:family="paragraph" style:parent-style-name="Standard" style:list-style-name="L1">
      <style:text-properties officeooo:rsid="00012720" officeooo:paragraph-rsid="00012720"/>
    </style:style>
    <style:style style:name="P3" style:family="paragraph" style:parent-style-name="Standard">
      <style:text-properties officeooo:rsid="00012720" officeooo:paragraph-rsid="00012720"/>
    </style:style>
    <style:style style:name="P4" style:family="paragraph" style:parent-style-name="Standard">
      <style:text-properties officeooo:rsid="00018a02" officeooo:paragraph-rsid="00018a02"/>
    </style:style>
    <style:style style:name="P5" style:family="paragraph" style:parent-style-name="Standard">
      <style:text-properties officeooo:rsid="00018a02" officeooo:paragraph-rsid="00041b88"/>
    </style:style>
    <style:style style:name="P6" style:family="paragraph" style:parent-style-name="Standard">
      <style:text-properties officeooo:rsid="00041b88" officeooo:paragraph-rsid="00041b88"/>
    </style:style>
    <style:style style:name="P7" style:family="paragraph" style:parent-style-name="Standard" style:list-style-name="L1">
      <style:text-properties officeooo:rsid="00041b88" officeooo:paragraph-rsid="00041b88"/>
    </style:style>
    <style:style style:name="P8" style:family="paragraph" style:parent-style-name="Standard" style:list-style-name="L1">
      <style:paragraph-properties fo:text-align="start" style:justify-single-word="false"/>
    </style:style>
    <style:style style:name="P9" style:family="paragraph" style:parent-style-name="Standard" style:list-style-name="L1">
      <style:paragraph-properties fo:text-align="start" style:justify-single-word="false"/>
      <style:text-properties officeooo:paragraph-rsid="0005d7ea"/>
    </style:style>
    <style:style style:name="P10" style:family="paragraph" style:parent-style-name="Standard" style:list-style-name="L1">
      <style:text-properties officeooo:rsid="0005d7ea" officeooo:paragraph-rsid="0005d7ea"/>
    </style:style>
    <style:style style:name="P11" style:family="paragraph" style:parent-style-name="Standard" style:list-style-name="L1">
      <style:paragraph-properties fo:text-align="start" style:justify-single-word="false"/>
      <style:text-properties officeooo:rsid="0005d7ea" officeooo:paragraph-rsid="0005d7ea"/>
    </style:style>
    <style:style style:name="T1" style:family="text">
      <style:text-properties officeooo:rsid="0002871e"/>
    </style:style>
    <style:style style:name="T2" style:family="text">
      <style:text-properties style:font-name="URWPalladioL-Roma" fo:font-size="12pt" style:font-size-asian="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Frank</text:p>
      <text:p text:style-name="P1">2/15/19</text:p>
      <text:p text:style-name="P1">Project 2 Analysis</text:p>
      <text:p text:style-name="P1"/>
      <text:list xml:id="list1334030140" text:style-name="L1">
        <text:list-item>
          <text:p text:style-name="P2">What feature (or features) did you use for your (Reflex Agent) evaluation function?</text:p>
        </text:list-item>
      </text:list>
      <text:p text:style-name="P1"/>
      <text:p text:style-name="P1">For my evaluation function I used the inverse of the Manhattan distance to the nearest food, multiplied this by 0.99, <text:s/>then subtracted the inverse of Manhattan distance to the nearest ghost. Both Manhattan distances had 1 added to them to prevent dividing by 0. The 0.99 guaranteed that Pacman would always prioritize staying a safe distance from ghosts rather than risking going within 1 block.</text:p>
      <text:p text:style-name="P1"/>
      <text:list xml:id="list220009806702449" text:continue-numbering="true" text:style-name="L1">
        <text:list-item>
          <text:p text:style-name="P2">When Pacman believes that his death is unavoidable, he will try to end the game as soon as possible because of the constant penalty for living. Give an explanation as to why the Pacman rushes to the closest ghost in this case?</text:p>
        </text:list-item>
      </text:list>
      <text:p text:style-name="P1"/>
      <text:p text:style-name="P1">Even when death is unavoidable Pacman will still try to maximize his score. Because Pacman constantly loses points just for living, the best way to do this is to die as quickly as possible, the longer he delays the lower his score. </text:p>
      <text:p text:style-name="P1"/>
      <text:list xml:id="list220009993176755" text:continue-numbering="true" text:style-name="L1">
        <text:list-item>
          <text:p text:style-name="P2">You should find that your ExpectimaxAgent wins about half the time, while your AlphaBetaAgent always loses. Explain why the behavior here differs from the minimax case.</text:p>
        </text:list-item>
      </text:list>
      <text:p text:style-name="P1"/>
      <text:p text:style-name="P5">With minimax Pacman assume<text:span text:style-name="T1">d </text:span>ghosts would play optimally, <text:span text:style-name="T1">and that if the game was going to end it should end as soon as possible. Now with expectimax Pacman will recognize he has a chance to escape death in the rather likely event the ghosts do not play optimally.</text:span></text:p>
      <text:p text:style-name="P1"/>
      <text:list xml:id="list220009115449975" text:continue-numbering="true" text:style-name="L1">
        <text:list-item>
          <text:p text:style-name="P2">What features did you use for your new evaluation function?</text:p>
        </text:list-item>
      </text:list>
      <text:p text:style-name="P1"/>
      <text:p text:style-name="P6">I used a combination of the number of food items left, the number of capsules left, the Manhattan distance to the closest food item, and the overall score.</text:p>
      <text:p text:style-name="P6"/>
      <text:list xml:id="list220010779581900" text:continue-numbering="true" text:style-name="L1">
        <text:list-item>
          <text:p text:style-name="P7">Self Analysis</text:p>
          <text:list>
            <text:list-item>
              <text:p text:style-name="P7"><text:span text:style-name="T2">What was the hardest part of the assignment for you?</text:span></text:p>
              <text:p text:style-name="P10"><text:span text:style-name="T2">The final evaluation function. Evaluating an action instead of a state felt much more natural in the context of trying to eat food.</text:span></text:p>
            </text:list-item>
            <text:list-item>
              <text:p text:style-name="P9"><text:span text:style-name="T2">What was the easiest part of the assignment for you?</text:span></text:p>
              <text:p text:style-name="P11"><text:span text:style-name="T2">Either minimax or my first evaluation function, both were right practically on my first try.</text:span></text:p>
            </text:list-item>
            <text:list-item>
              <text:p text:style-name="P9"><text:span text:style-name="T2">What problem(s) helped further your understanding of the course material?</text:span></text:p>
              <text:p text:style-name="P11"><text:span text:style-name="T2">Probably implementing alpha beta pruning, it forced me to think about it enough to understand it.</text:span></text:p>
            </text:list-item>
            <text:list-item>
              <text:p text:style-name="P8"><text:span text:style-name="T2">Did you feel any problems were tedious and not helpful to your understanding of the material?</text:span></text:p>
              <text:p text:style-name="P11"><text:span text:style-name="T2">The last one felt a bit out of scope, but it was still good practice.</text:span></text:p>
            </text:list-item>
            <text:list-item>
              <text:p text:style-name="P8"><text:span text:style-name="T2">What other feedback do you have about this homework?</text:span></text:p>
              <text:p text:style-name="P11"><text:span text:style-name="T2">No complaints, another engaging project.</text:span></text:p>
            </text:list-item>
          </text:list>
        </text:list-item>
      </text:list>
      <text:p text:style-name="P6"/>
      <text:p text:style-name="P6"/>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URWPalladioL-Roma" svg:font-family="URWPalladioL-Roma"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1.1$Windows_X86_64 LibreOffice_project/60bfb1526849283ce2491346ed2aa51c465abfe6</meta:generator>
    <dc:date>2019-02-13T22:00:08.668000000</dc:date>
    <meta:editing-duration>PT21M52S</meta:editing-duration>
    <meta:editing-cycles>6</meta:editing-cycles>
    <meta:document-statistic meta:table-count="0" meta:image-count="0" meta:object-count="0" meta:page-count="1" meta:paragraph-count="22" meta:word-count="421" meta:character-count="2404" meta:non-whitespace-character-count="2013"/>
  </office:meta>
</office:document-meta>
</file>